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Standard">
      <style:paragraph-properties fo:margin-top="0cm" fo:margin-bottom="0.499cm" loext:contextual-spacing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text-properties officeooo:rsid="0011dd62" officeooo:paragraph-rsid="0011dd62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Standard">
      <style:text-properties officeooo:rsid="001383b0" officeooo:paragraph-rsid="001383b0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1383b0" officeooo:paragraph-rsid="001383b0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solid" style:text-underline-width="auto" style:text-underline-color="font-color" fo:font-weight="bold" officeooo:rsid="00140541" officeooo:paragraph-rsid="00140541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top="0cm" fo:margin-bottom="0.499cm" loext:contextual-spacing="false"/>
      <style:text-properties fo:font-size="16pt" style:text-underline-style="solid" style:text-underline-width="auto" style:text-underline-color="font-color" fo:font-weight="bold" officeooo:paragraph-rsid="00146c06" style:font-size-asian="16pt" style:font-weight-asian="bold" style:font-size-complex="16pt" style:font-weight-complex="bold"/>
    </style:style>
    <style:style style:name="P10" style:family="paragraph" style:parent-style-name="Text_20_body">
      <style:text-properties officeooo:rsid="001383b0"/>
    </style:style>
    <style:style style:name="P11" style:family="paragraph" style:parent-style-name="Text_20_body">
      <style:text-properties officeooo:rsid="00140541"/>
    </style:style>
    <style:style style:name="P12" style:family="paragraph" style:parent-style-name="Text_20_body">
      <style:text-properties officeooo:rsid="00140541" officeooo:paragraph-rsid="00140541"/>
    </style:style>
    <style:style style:name="P13" style:family="paragraph" style:parent-style-name="Text_20_body">
      <style:paragraph-properties fo:margin-top="0cm" fo:margin-bottom="0.499cm" loext:contextual-spacing="false"/>
      <style:text-properties officeooo:paragraph-rsid="00146c06"/>
    </style:style>
    <style:style style:name="P14" style:family="paragraph" style:parent-style-name="Text_20_body">
      <style:paragraph-properties fo:margin-top="0cm" fo:margin-bottom="0.499cm" loext:contextual-spacing="false"/>
      <style:text-properties officeooo:paragraph-rsid="0015d0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0541" style:font-weight-asian="bold" style:font-weight-complex="bold"/>
    </style:style>
    <style:style style:name="T3" style:family="text">
      <style:text-properties officeooo:rsid="00146c06"/>
    </style:style>
    <style:style style:name="T4" style:family="text">
      <style:text-properties fo:font-size="12pt" fo:font-weight="bold" officeooo:rsid="00140541" style:font-size-asian="10.5pt" style:font-weight-asian="bold" style:font-size-complex="12pt" style:font-weight-complex="bold"/>
    </style:style>
    <style:style style:name="T5" style:family="text">
      <style:text-properties fo:font-size="12pt" fo:font-weight="bold" officeooo:rsid="00146c06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15d086" style:font-size-asian="10.5pt" style:font-weight-asian="bold" style:font-size-complex="12pt" style:font-weight-complex="bold"/>
    </style:style>
    <style:style style:name="T7" style:family="text">
      <style:text-properties fo:font-size="12pt" fo:font-weight="normal" officeooo:rsid="00146c06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5d086" style:font-size-asian="10.5pt" style:font-weight-asian="normal" style:font-size-complex="12pt" style:font-weight-complex="normal"/>
    </style:style>
    <style:style style:name="T9" style:family="text">
      <style:text-properties fo:font-weight="normal" officeooo:rsid="00146c06" style:font-weight-asian="normal" style:font-weight-complex="normal"/>
    </style:style>
    <style:style style:name="T10" style:family="text">
      <style:text-properties officeooo:rsid="0015d086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rgest Element</text:p>
      <text:p text:style-name="Text_20_body">Implement a function that takes array of integers as input and returns the largest element.</text:p>
      <text:p text:style-name="Text_20_body"><text:span text:style-name="Strong_20_Emphasis">Sample Input</text:span></text:p>
      <text:p text:style-name="Text_20_body">-3 4 1 2 3</text:p>
      <text:p text:style-name="Text_20_body">-1 -2 -3 -3 8</text:p>
      <text:p text:style-name="Text_20_body"><text:span text:style-name="Strong_20_Emphasis">Sample Output</text:span></text:p>
      <text:p text:style-name="Text_20_body">4</text:p>
      <text:p text:style-name="Text_20_body">8</text:p>
      <text:p text:style-name="P4"><text:span text:style-name="T1">Solution</text:span>: largestElement.cpp</text:p>
      <text:p text:style-name="P2"/>
      <text:p text:style-name="P3">Maximum Subarray Sum</text:p>
      <text:p text:style-name="Text_20_body">Implement a function that takes an array as input and returns the maximum subarray sum.</text:p>
      <text:p text:style-name="Text_20_body"><text:span text:style-name="Strong_20_Emphasis">Sample Input</text:span></text:p>
      <text:p text:style-name="P1">1 -2 3 4 4 -25 0 -1 0 1 2 -1</text:p>
      <text:p text:style-name="Text_20_body"><text:span text:style-name="Strong_20_Emphasis">Sample Output</text:span></text:p>
      <text:p text:style-name="P1">117</text:p>
      <text:p text:style-name="P6"><text:span text:style-name="T1">Solution</text:span>: maxSubArraySum.cpp</text:p>
      <text:p text:style-name="P6"/>
      <text:p text:style-name="P7"/>
      <text:p text:style-name="P7">Lower Bound</text:p>
      <text:p text:style-name="Text_20_body"/>
      <text:p text:style-name="Text_20_body">Given an array of integers A (sorted) and a integer Val.</text:p>
      <text:p text:style-name="Text_20_body">Implement a function that takes A and Val as input parameters and returns the lower bound of Val.</text:p>
      <text:p text:style-name="Text_20_body"><text:span text:style-name="Strong_20_Emphasis">Note :</text:span> If Val is not present in array then Lower bound of a given integer means integer which is just smaller than given integer.</text:p>
      <text:p text:style-name="Text_20_body">Otherwise Val itself is the answer.</text:p>
      <text:p text:style-name="Text_20_body">If Val is less than smallest element of array A then return '-1' in that case.</text:p>
      <text:p text:style-name="Text_20_body"/>
      <text:p text:style-name="Text_20_body"><text:span text:style-name="Strong_20_Emphasis">Example 1  :</text:span></text:p>
      <text:p text:style-name="Text_20_body">A = [-1, -1, 2, 3, 5]</text:p>
      <text:p text:style-name="Text_20_body">Val = 4</text:p>
      <text:p text:style-name="Text_20_body"><text:span text:style-name="Strong_20_Emphasis">Answer :  </text:span>3</text:p>
      <text:p text:style-name="Text_20_body"><text:soft-page-break/>Since 3 is just smaller than 4 in the array.</text:p>
      <text:p text:style-name="Text_20_body"><text:span text:style-name="Strong_20_Emphasis">Example 2  :</text:span></text:p>
      <text:p text:style-name="Text_20_body">A = [1, 2, 3, 4, 6]</text:p>
      <text:p text:style-name="Text_20_body">Val = 4</text:p>
      <text:p text:style-name="Text_20_body"><text:span text:style-name="Strong_20_Emphasis">Answer :  </text:span>4<text:line-break/>Since 4 is equal to 4</text:p>
      <text:p text:style-name="P12"><text:span text:style-name="T1">Solution</text:span>: lowerBound.cpp</text:p>
      <text:p text:style-name="P12"/>
      <text:p text:style-name="P8">Sorted Pair Sum</text:p>
      <text:p text:style-name="Text_20_body"/>
      <text:p text:style-name="Text_20_body">Given a sorted array and a number x, find a pair in array whose sum is closest to x.</text:p>
      <text:p text:style-name="Text_20_body"><text:span text:style-name="Strong_20_Emphasis">Input Format</text:span></text:p>
      <text:p text:style-name="Text_20_body">In the function an integer vector and number x is passed.</text:p>
      <text:p text:style-name="Text_20_body"><text:span text:style-name="Strong_20_Emphasis">Output Format</text:span></text:p>
      <text:p text:style-name="Text_20_body">Return a pair of integers.</text:p>
      <text:p text:style-name="Text_20_body"/>
      <text:p text:style-name="Text_20_body"><text:span text:style-name="Strong_20_Emphasis">Sample Input </text:span></text:p>
      <text:p text:style-name="P1">{10, 22, 28, 29, 30, 40}, x = 54</text:p>
      <text:p text:style-name="Text_20_body"><text:span text:style-name="Strong_20_Emphasis">Sample Output </text:span></text:p>
      <text:p text:style-name="P1">22 and 30</text:p>
      <text:p text:style-name="P13"><text:span text:style-name="T4">Solution: </text:span><text:span text:style-name="T7">sortedPairSum.cpp</text:span></text:p>
      <text:p text:style-name="P9"/>
      <text:p text:style-name="P9"><text:span text:style-name="T3">K-Rotate</text:span></text:p>
      <text:p text:style-name="Text_20_body">Given an integer vector and a value k, your task is to rotate the array k times clockwise.</text:p>
      <text:p text:style-name="Text_20_body"><text:span text:style-name="Strong_20_Emphasis">Input Format</text:span></text:p>
      <text:p text:style-name="Text_20_body">In the function an integer vector and number k is passed.</text:p>
      <text:p text:style-name="Text_20_body"><text:span text:style-name="Strong_20_Emphasis">Output Format</text:span></text:p>
      <text:p text:style-name="Text_20_body">Return an integer vector.</text:p>
      <text:p text:style-name="Text_20_body"/>
      <text:p text:style-name="Text_20_body"><text:span text:style-name="Strong_20_Emphasis">Sample Input </text:span></text:p>
      <text:p text:style-name="P1">{1, 3, 5, 7, 9}, x = 2</text:p>
      <text:p text:style-name="Text_20_body"><text:soft-page-break/></text:p>
      <text:p text:style-name="Text_20_body"><text:span text:style-name="Strong_20_Emphasis">Sample Output </text:span></text:p>
      <text:p text:style-name="P1">{7, 9, 1, 3, 5}</text:p>
      <text:p text:style-name="P14"><text:span text:style-name="T4">Solution: </text:span><text:span text:style-name="T8">kRotate</text:span><text:span text:style-name="T7">.cpp</text:span></text:p>
      <text:p text:style-name="P13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4:58:16.931179062</meta:creation-date>
    <dc:date>2022-08-15T15:15:17.411066889</dc:date>
    <meta:editing-duration>PT16M30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54" meta:word-count="317" meta:character-count="1563" meta:non-whitespace-character-count="1292"/>
  </office:meta>
</office:document-meta>
</file>